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;[.K76];[.K104])" office:value-type="float" office:value="158700">
            <text:p>15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;[.G103])" office:value-type="float" office:value="146000">
            <text:p>1460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12700">
            <text:p>127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103300">
            <text:p>1033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03.41310541311">
            <text:p>1503.4131054131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887.41310541311">
            <text:p>1887.4131054131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;[.E100])" office:value-type="float" office:value="731.259259259259">
            <text:p>731.2592592593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491.25925925926">
            <text:p>1491.259259259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15.41310541311">
            <text:p>1515.4131054131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887.41310541311">
            <text:p>1887.4131054131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1511.41310541311">
            <text:p>1511.4131054131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00])" office:value-type="float" office:value="359.259259259259">
            <text:p>359.2592592593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F100])" office:value-type="float" office:value="1152.15384615385">
            <text:p>1152.1538461539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];[.D100])" office:value-type="float" office:value="772.153846153846">
            <text:p>772.153846153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1515.41310541311">
            <text:p>1515.4131054131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887.41310541311">
            <text:p>1887.4131054131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6" office:value-type="float" office:value="396.153846153846">
            <text:p>396.1538461538</text:p>
          </table:table-cell>
          <table:table-cell table:formula="of:=[.E71]/27" office:value-type="float" office:value="359.259259259259">
            <text:p>359.2592592593</text:p>
          </table:table-cell>
          <table:table-cell table:style-name="ce3" table:formula="of:=[.F71]/25" office:value-type="float" office:value="384">
            <text:p>384</text:p>
          </table:table-cell>
          <table:table-cell/>
          <table:table-cell table:formula="of:=SUM([.B100:.F100])" office:value-type="float" office:value="1887.41310541311">
            <text:p>1887.4131054131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3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table:number-columns-repeated="4"/>
          <table:table-cell table:style-name="ce2" table:formula="of:=SUM([.B103:.F103])" office:value-type="float" office:value="9800">
            <text:p>98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E132])" office:value-type="float" office:value="408.333333333333">
            <text:p>408.3333333333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32:.F132])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32];[.C132];[.E132];[.F132])" office:value-type="float" office:value="408.333333333333">
            <text:p>408.3333333333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F132])" office:value-type="float" office:value="408.333333333333">
            <text:p>408.3333333333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32:.F132])" office:value-type="float" office:value="408.333333333333">
            <text:p>408.3333333333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32:.F132])" office:value-type="float" office:value="0">
            <text:p>0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E132])"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32:.F132])" office:value-type="float" office:value="408.333333333333">
            <text:p>408.3333333333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0">
            <text:p>0</text:p>
          </table:table-cell>
          <table:table-cell table:formula="of:=[.D103]/26" office:value-type="float" office:value="0">
            <text:p>0</text:p>
          </table:table-cell>
          <table:table-cell table:formula="of:=[.E103]/27" office:value-type="float" office:value="0">
            <text:p>0</text:p>
          </table:table-cell>
          <table:table-cell table:style-name="ce3" table:formula="of:=[.F103]/25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104:.H132])" office:value-type="float" office:value="9800">
            <text:p>98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6/20/2016</text:date>, <text:time>11:1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20T11:14:20</dc:date>
    <meta:editing-duration>P7DT22H7M48S</meta:editing-duration>
    <meta:editing-cycles>2658</meta:editing-cycles>
    <meta:generator>OpenOffice/4.1.1$Unix OpenOffice.org_project/411m6$Build-9775</meta:generator>
    <dc:creator>Hasmik Dabaghyan</dc:creator>
    <meta:document-statistic meta:table-count="15" meta:cell-count="6702" meta:object-count="0"/>
  </office:meta>
</office:document-meta>
</file>